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2cm" svg:stroke-color="#000000" draw:marker-start-width="0.659cm" draw:marker-end-width="0.659cm" draw:fill="none" draw:textarea-horizontal-align="justify" draw:textarea-vertical-align="middle" draw:auto-grow-height="false" fo:min-height="1.624cm" fo:min-width="2.307cm" fo:padding-top="0.201cm" fo:padding-bottom="0.201cm" fo:padding-left="0.326cm" fo:padding-right="0.326cm"/>
    </style:style>
    <style:style style:name="gr2" style:family="graphic" style:parent-style-name="objectwithoutfill">
      <style:graphic-properties svg:stroke-width="0.203cm" draw:marker-start-width="0.811cm" draw:marker-end-width="0.811cm" draw:fill="none" draw:textarea-vertical-align="middle" fo:padding-top="0.226cm" fo:padding-bottom="0.226cm" fo:padding-left="0.351cm" fo:padding-right="0.351cm"/>
    </style:style>
    <style:style style:name="gr3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.613cm" svg:height="5.62cm" draw:transform="rotate (-1.5707963267949) translate (9.113cm 1.02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9.19cm" svg:y1="1.701cm" svg:x2="9.215cm" svg:y2="6.146cm">
          <text:p/>
        </draw:line>
        <draw:line draw:style-name="gr3" draw:text-style-name="P1" draw:layer="layout" svg:x1="0.938cm" svg:y1="3.877cm" svg:x2="3.478cm" svg:y2="3.877cm">
          <text:p/>
        </draw:line>
        <draw:line draw:style-name="gr3" draw:text-style-name="P1" draw:layer="layout" svg:x1="9.238cm" svg:y1="3.877cm" svg:x2="11.778cm" svg:y2="3.87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5T15:06:26.312195447</meta:creation-date>
    <dc:date>2018-01-25T15:13:12.763200181</dc:date>
    <meta:editing-duration>PT6M46S</meta:editing-duration>
    <meta:editing-cycles>1</meta:editing-cycles>
    <meta:document-statistic meta:object-count="4"/>
    <meta:generator>LibreOffice/5.1.6.2$Linux_X86_64 LibreOffice_project/10m0$Build-2</meta:generator>
  </office:meta>
</office:document-meta>
</file>